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row>
              <munderover>
                <mo stretchy="false">∑</mo>
                <mrow>
                  <mi>n</mi>
                  <mrow>
                    <mi/>
                    <mo stretchy="false">=</mo>
                    <mi/>
                  </mrow>
                  <mn>0</mn>
                </mrow>
                <mo stretchy="false">∞</mo>
              </munderover>
              <mi/>
            </mrow>
            <msup>
              <mo stretchy="false">ϕ</mo>
              <mrow>
                <mrow>
                  <mo stretchy="false">(</mo>
                  <mrow>
                    <mi>n</mi>
                  </mrow>
                  <mo stretchy="false">)</mo>
                </mrow>
              </mrow>
            </msup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>
            <msup>
              <mo stretchy="false">ϕ</mo>
              <mrow>
                <mrow>
                  <mo stretchy="false">(</mo>
                  <mrow>
                    <mi>n</mi>
                  </mrow>
                  <mo stretchy="false">)</mo>
                </mrow>
              </mrow>
            </msup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sup>
              <mtext>e</mtext>
              <mrow>
                <mtext>i</mtext>
                <mi>k</mi>
                <mi>z</mi>
              </mrow>
            </msup>
          </mrow>
        </mtd>
      </mtr>
      <mtr>
        <mtd>
          <mrow>
            <msup>
              <mo stretchy="false">ϕ</mo>
              <mrow>
                <mrow>
                  <mo stretchy="false">(</mo>
                  <mrow>
                    <mi>n</mi>
                  </mrow>
                  <mo stretchy="false">)</mo>
                </mrow>
              </mrow>
            </msup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row>
                <mi/>
                <mo stretchy="false">−</mo>
                <mfrac>
                  <mi>m</mi>
                  <mrow>
                    <mn>2</mn>
                    <mo stretchy="false">π</mo>
                    <msup>
                      <mo stretchy="false">ℏ</mo>
                      <mn>2</mn>
                    </msup>
                  </mrow>
                </mfrac>
              </mrow>
            </mrow>
            <mi/>
            <mrow>
              <mo stretchy="false">∫</mo>
              <mi/>
            </mrow>
            <msup>
              <mtext>d</mtext>
              <mn>3</mn>
            </msup>
            <mi>r</mi>
            <mi>'</mi>
            <mi/>
            <mi>V</mi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i>'</mi>
              </mrow>
              <mo stretchy="false">)</mo>
            </mrow>
            <mi/>
            <mfrac>
              <mrow>
                <msup>
                  <mtext>e</mtext>
                  <mrow>
                    <mtext>i</mtext>
                    <mi>k</mi>
                    <mi/>
                    <mrow>
                      <mo stretchy="false">∣</mo>
                      <mrow>
                        <mstyle mathvariant="bold">
                          <mrow>
                            <mi>r</mi>
                          </mrow>
                        </mstyle>
                        <mrow>
                          <mi/>
                          <mo stretchy="false">−</mo>
                          <mi/>
                        </mrow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i>'</mi>
                      </mrow>
                      <mo stretchy="false">∣</mo>
                    </mrow>
                  </mrow>
                </msup>
              </mrow>
              <mrow>
                <mrow>
                  <mo stretchy="false">∣</mo>
                  <mrow>
                    <mstyle mathvariant="bold">
                      <mrow>
                        <mi>r</mi>
                      </mrow>
                    </mstyle>
                    <mrow>
                      <mi/>
                      <mo stretchy="false">−</mo>
                      <mi/>
                    </mrow>
                    <mrow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  <mo stretchy="false">∣</mo>
                </mrow>
              </mrow>
            </mfrac>
            <mi/>
            <msup>
              <mo stretchy="false">ϕ</mo>
              <mrow>
                <mrow>
                  <mo stretchy="false">(</mo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sup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i>'</mi>
              </mrow>
              <mo stretchy="false">)</mo>
            </mrow>
          </mrow>
        </mtd>
      </mtr>
    </mtable>
    <annotation encoding="StarMath 5.0">%iphi (bold r) ~=~ sum from {n `=` 0} to infinity ` %iphi ^{(n)} (bold r)
newline 

%iphi ^{(n)} (bold r) ~=~ "e" ^{"i" k z} 
newline

%iphi ^{(n)} (bold r) ~=~ - m over {2 %pi hbar ^2} ` int ` "d" ^3 r' ` 
V ({bold r} ') ` 
{"e" ^{"i" k ` lline bold r `-` {bold r} ' rline}} 
 over 
{lline bold r `-` {bold r} ' rline} ` 
%iphi ^{(n `-` 1)} ({bold r} '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3:37:07.400000000</meta:creation-date>
    <meta:generator>LibreOffice/4.1.4.2$Windows_x86 LibreOffice_project/0a0440ccc0227ad9829de5f46be37cfb6edcf72</meta:generator>
  </office:meta>
</office:document-meta>
</file>